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58.88mm"/>
    </style:style>
    <style:style style:name="co4" style:family="table-column">
      <style:table-column-properties fo:break-before="auto" style:column-width="8.5mm"/>
    </style:style>
    <style:style style:name="co5" style:family="table-column">
      <style:table-column-properties fo:break-before="auto" style:column-width="11.25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78.99mm"/>
    </style:style>
    <style:style style:name="co9" style:family="table-column">
      <style:table-column-properties fo:break-before="auto" style:column-width="96.34mm"/>
    </style:style>
    <style:style style:name="co10" style:family="table-column">
      <style:table-column-properties fo:break-before="auto" style:column-width="6.4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.81mm"/>
    </style:style>
    <style:style style:name="co13" style:family="table-column">
      <style:table-column-properties fo:break-before="auto" style:column-width="120.17mm"/>
    </style:style>
    <style:style style:name="co14" style:family="table-column">
      <style:table-column-properties fo:break-before="auto" style:column-width="11.57mm"/>
    </style:style>
    <style:style style:name="co15" style:family="table-column">
      <style:table-column-properties fo:break-before="auto" style:column-width="14.62mm"/>
    </style:style>
    <style:style style:name="co16" style:family="table-column">
      <style:table-column-properties fo:break-before="auto" style:column-width="11.22mm"/>
    </style:style>
    <style:style style:name="co17" style:family="table-column">
      <style:table-column-properties fo:break-before="auto" style:column-width="51.73mm"/>
    </style:style>
    <style:style style:name="co18" style:family="table-column">
      <style:table-column-properties fo:break-before="auto" style:column-width="45.74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69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102.41mm"/>
    </style:style>
    <style:style style:name="co29" style:family="table-column">
      <style:table-column-properties fo:break-before="auto" style:column-width="83.71mm"/>
    </style:style>
    <style:style style:name="co30" style:family="table-column">
      <style:table-column-properties fo:break-before="auto" style:column-width="68.72mm"/>
    </style:style>
    <style:style style:name="co31" style:family="table-column">
      <style:table-column-properties fo:break-before="auto" style:column-width="99.4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7.88mm" fo:break-before="auto" style:use-optimal-row-height="false"/>
    </style:style>
    <style:style style:name="ro6" style:family="table-row">
      <style:table-row-properties style:row-height="14.2mm" fo:break-before="auto" style:use-optimal-row-height="false"/>
    </style:style>
    <style:style style:name="ro7" style:family="table-row">
      <style:table-row-properties style:row-height="11.5mm" fo:break-before="auto" style:use-optimal-row-height="false"/>
    </style:style>
    <style:style style:name="ro8" style:family="table-row">
      <style:table-row-properties style:row-height="15.06mm" fo:break-before="auto" style:use-optimal-row-height="false"/>
    </style:style>
    <style:style style:name="ro9" style:family="table-row">
      <style:table-row-properties style:row-height="12.36mm" fo:break-before="auto" style:use-optimal-row-height="false"/>
    </style:style>
    <style:style style:name="ro10" style:family="table-row">
      <style:table-row-properties style:row-height="12.19mm" fo:break-before="auto" style:use-optimal-row-height="false"/>
    </style:style>
    <style:style style:name="ro11" style:family="table-row">
      <style:table-row-properties style:row-height="16.51mm" fo:break-before="auto" style:use-optimal-row-height="false"/>
    </style:style>
    <style:style style:name="ro12" style:family="table-row">
      <style:table-row-properties style:row-height="6.58mm" fo:break-before="auto" style:use-optimal-row-height="fals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21.06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ro19" style:family="table-row">
      <style:table-row-properties style:row-height="25.9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0000ff"/>
    </style:style>
    <number:text-style style:name="N100">
      <number:text-content/>
    </number:text-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ce61" style:family="table-cell" style:parent-style-name="Default">
      <style:table-cell-properties fo:background-color="transparent"/>
    </style:style>
    <style:style style:name="gr1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4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9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 style:parent-style-name="Default">
      <style:graphic-properties loext:decorative="false"/>
    </style:style>
    <style:style style:name="gr11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12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13" style:family="graphic" style:parent-style-name="Default">
      <style:graphic-properties draw:textarea-vertical-align="middle" loext:decorative="false"/>
    </style:style>
    <style:style style:name="P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3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5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6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7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8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-color="#778899"/>
      <style:paragraph-properties fo:text-align="center" style:writing-mode="lr-tb"/>
    </style:style>
    <style:style style:name="P12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style:paragraph-properties fo:text-align="center"/>
    </style:style>
    <style:style style:name="P14" style:family="paragraph">
      <loext:graphic-properties draw:fill-color="#cd5c5c"/>
      <style:paragraph-properties fo:text-align="center" style:writing-mode="lr-tb"/>
    </style:style>
    <style:style style:name="P15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16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17" style:family="paragraph">
      <style:paragraph-properties fo:text-align="start"/>
    </style:style>
    <style:style style:name="T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1" draw:text-style-name="P1" svg:x1="245.57mm" svg:y1="138.25mm" svg:x2="299.92mm" svg:y2="137.63mm" draw:start-shape="id1" draw:start-glue-point="7" draw:end-shape="id2" draw:end-glue-point="6" svg:d="M24557 13825h2725v-62h2710" svg:viewBox="0 0 5436 63">
            <text:p/>
          </draw:connector>
          <draw:custom-shape draw:z-index="1" draw:name="LOAD_CONSOLES_METADATA 2" draw:style-name="gr2" draw:text-style-name="P3" xml:id="id1" draw:id="id1" svg:width="112.66mm" svg:height="19.5mm" svg:x="132.91mm" svg:y="128.5mm">
            <text:p text:style-name="P2"><text:span text:style-name="T1">%ROOT%/</text:span><text:span text:style-name="T2">ROM_DB_PY</text:span><text:span text:style-name="T1">/</text:span></text:p>
            <text:p text:style-name="P2"><text:span text:style-name="T3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3" draw:text-style-name="P5" xml:id="id2" draw:id="id2" svg:width="74.84mm" svg:height="20.73mm" svg:x="299.92mm" svg:y="127.26mm">
            <text:p text:style-name="P4"><text:span text:style-name="T1">%ROOT%/ROM_DB_PY/DB</text:span></text:p>
            <text:p text:style-name="P4"><text:span text:style-name="T4">RetroRoms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name="LOAD_CONSOLES_METADATA 4" draw:style-name="gr4" draw:text-style-name="P6" svg:width="68.36mm" svg:height="17.64mm" svg:x="134.58mm" svg:y="72.11mm">
            <text:p text:style-name="P2"><text:span text:style-name="T1">%ROOT%/RomsDB/</text:span><text:span text:style-name="T1"><text:line-break/></text:span><text:span text:style-name="T4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1" draw:text-style-name="P1" svg:x1="245.46mm" svg:y1="168.5mm" svg:x2="299.51mm" svg:y2="168.3mm" draw:start-shape="id3" draw:start-glue-point="7" draw:end-shape="id4" draw:end-glue-point="3" svg:d="M24546 16850h2702v-20h2703" svg:viewBox="0 0 5406 21">
            <text:p/>
          </draw:connector>
          <draw:custom-shape draw:z-index="5" draw:name="LOAD_CONSOLES_METADATA 5" draw:style-name="gr2" draw:text-style-name="P3" xml:id="id3" draw:id="id3" svg:width="112.66mm" svg:height="19.5mm" svg:x="132.8mm" svg:y="158.75mm">
            <text:p text:style-name="P2"><text:span text:style-name="T1">%ROOT%/</text:span><text:span text:style-name="T2">ROM_DB_PY</text:span><text:span text:style-name="T1">/</text:span></text:p>
            <text:p text:style-name="P2"><text:span text:style-name="T3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5" draw:text-style-name="P7" svg:width="148.27mm" svg:height="12.22mm" svg:x="135.06mm" svg:y="47.63mm">
            <text:p text:style-name="P2"><text:span text:style-name="T2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6" draw:text-style-name="P8" xml:id="id5" draw:id="id5" svg:width="65.52mm" svg:height="15.46mm" svg:x="134.48mm" svg:y="101.27mm">
            <text:p text:style-name="P2"><text:span text:style-name="T2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7" draw:text-style-name="P9" xml:id="id4" draw:id="id4" svg:width="81.94mm" svg:height="23.41mm" svg:x="299.51mm" svg:y="156.6mm">
            <text:p text:style-name="P2"><text:span text:style-name="T5">%ROOT_DB%/</text:span><text:span text:style-name="T5"><text:line-break/></text:span><text:span text:style-name="T6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8" draw:text-style-name="P11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8" draw:text-style-name="P11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8" draw:text-style-name="P11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8" draw:text-style-name="P11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8" draw:text-style-name="P11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Rectangle-Cut- 1" draw:style-name="gr9" draw:text-style-name="P12" svg:width="151.37mm" svg:height="12.22mm" svg:x="133.36mm" svg:y="30.57mm">
            <text:p text:style-name="P2"><text:span text:style-name="T7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8" draw:name="Control 2" draw:style-name="gr10" draw:text-style-name="P13" svg:width="33.96mm" svg:height="7.82mm" svg:x="456.15mm" svg:y="4.44mm" draw:control="control1"/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  <table:table-cell table:style-name="ce11">
            <draw:custom-shape draw:z-index="16" draw:name="Shape 9" draw:style-name="gr8" draw:text-style-name="P11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0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11" draw:text-style-name="P14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2"/>
          <table:table-cell table:style-name="ce40" office:value-type="string" calcext:value-type="string">
            <text:p>%ROOT%</text:p>
          </table:table-cell>
          <table:table-cell table:style-name="ce41" table:formula="of:=VLOOKUP([.G2];[$SETUP.$B$11:.$C$24];2;0)" office:value-type="string" office:string-value="C:\Users\sesa237770\Documents\ArcadeMeta" calcext:value-type="string" table:number-columns-spanned="9" table:number-rows-spanned="1">
            <text:p>C:\Users\sesa237770\Documents\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2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 table:display="false">
          <table:table-row table:style-name="ro3" table:visibility="collapse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office:value-type="string" calcext:value-type="string">
              <text:p>xxxSCRAPE_LIST_ROM_IMAGE_XML.py</text:p>
            </table:table-cell>
            <table:table-cell table:style-name="ce25" table:formula="of:=+[.C15] &amp; &quot;  ----  &quot; &amp;[.C46]" office:value-type="string" office:string-value="10010011X  ----  100000000010000000000000001X" calcext:value-type="string">
              <text:p>10010011X <text:s/>---- <text:s/>100000000010000000000000001X</text:p>
            </table:table-cell>
            <table:table-cell table:style-name="ce37"/>
            <table:table-cell table:style-name="ce13" table:number-columns-repeated="2"/>
          </table:table-row>
          <table:table-row table:style-name="ro3" table:visibility="collapse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 table:visibility="collapse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 table:visibility="collapse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 table:visibility="collapse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 table:visibility="collapse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13"/>
            <table:table-cell table:style-name="ce13">
              <draw:connector draw:z-index="8" draw:name="Connector-Standard 4" draw:style-name="gr1" draw:text-style-name="P1" drawooo:display="printer" svg:x1="-127.75mm" svg:y1="56.55mm" svg:x2="-105.75mm" svg:y2="68.32mm" draw:start-shape="id5" draw:start-glue-point="2" draw:end-shape="id1" draw:end-glue-point="4" svg:d="M16724 11673v591h2200v586" svg:viewBox="0 0 2201 1178">
                <text:p/>
              </draw:connector>
            </table:table-cell>
            <table:table-cell table:style-name="ce13" table:number-columns-repeated="8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 table:visibility="collapse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 table:visibility="collapse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1X" calcext:value-type="string">
            <text:p>1001001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 table:display="false">
          <table:table-row table:style-name="ro3" table:visibility="collapse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23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23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23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23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23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23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23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23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23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23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23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 table:visibility="collapse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18:.D$44])&amp;&quot;X&quot;" office:value-type="string" office:string-value="100000000010000000000000001X" calcext:value-type="string">
            <text:p>10000000001000000000000000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6" table:number-columns-repeated="2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1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number-columns-repeated="32"/>
        </table:table-row>
        <table:table-row table:style-name="ro12">
          <table:table-cell table:number-columns-repeated="32"/>
        </table:table-row>
        <table:table-row table:style-name="ro3" table:number-rows-repeated="1048501">
          <table:table-cell table:number-columns-repeated="32"/>
        </table:table-row>
        <table:table-row table:style-name="ro3">
          <table:table-cell table:number-columns-repeated="32"/>
        </table:table-row>
        <calcext:conditional-formats>
          <calcext:conditional-format calcext:target-range-address="'ROMS-Cockpit'.D6:'ROMS-Cockpit'.D13 'ROMS-Cockpit'.D18:'ROMS-Cockpit'.D45">
            <calcext:condition calcext:apply-style-name="radiobutton" calcext:value="=1" calcext:base-cell-address="'ROMS-Cockpit'.D6"/>
          </calcext:conditional-format>
        </calcext:conditional-formats>
      </table:table>
      <table:table table:name="TEMPLATE" table:style-name="ta1">
        <table:shapes>
          <draw:custom-shape draw:z-index="0" draw:name="Shape 1" draw:style-name="gr8" draw:text-style-name="P11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8" draw:text-style-name="P11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8" draw:text-style-name="P11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0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8" draw:text-style-name="P11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0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8" draw:text-style-name="P11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0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11" draw:text-style-name="P14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0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12" draw:text-style-name="P16" svg:width="143.26mm" svg:height="17.81mm" svg:x="13.69mm" svg:y="2.85mm">
              <text:p text:style-name="P15"><text:span text:style-name="T8">\\10.236.177.4\D_Drive\</text:span><text:span text:style-name="T9">MIDDLEWARE_LOG\epl_stammdaten\</text:span><text:span text:style-name="T10"><text:line-break/></text:span><text:span text:style-name="T11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1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2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2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2" form:id="control2" form:label="Windows" form:current-selected="true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3" form:id="control3" form:label="Linux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8" draw:text-style-name="P11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0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8" draw:text-style-name="P11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0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9" table:default-cell-style-name="ce13"/>
        <table:table-column table:style-name="co11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30" office:value-type="string" calcext:value-type="string">
            <text:p>Windows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13" draw:text-style-name="P17" svg:width="57.93mm" svg:height="7.31mm" svg:x="9.25mm" svg:y="0.93mm" draw:control="control2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13" draw:text-style-name="P17" svg:width="57.93mm" svg:height="7.31mm" svg:x="9.48mm" svg:y="3.45mm" draw:control="control3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C:\Users\sesa237770\Documents\ArcadeMeta" calcext:value-type="string">
            <text:p>C:\Users\sesa237770\Documents\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C:\Windows\explorer.exe" calcext:value-type="string">
            <text:p>C:\Windows\explorer.exe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\\10.236.177.4\Schneider\ScriptingPath" calcext:value-type="string">
            <text:p>\\10.236.177.4\Schneider\ScriptingPath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C:\Program Files\Notepad++\notepad++.exe" calcext:value-type="string">
            <text:p>C:\Program Files\Notepad++\notepad++.exe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4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C:\Users\sesa237770\Schneider Electric\FELLER_PDM-SAP Group - General\ARCHIVE-BACKUP-SERVER 2020\Symphony_Connector_Backup\ProgramsUser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C:\ProgrammeApps\PyScripter\PyScripter.exe" calcext:value-type="string">
            <text:p>C:\ProgrammeApps\PyScripter\PyScripter.exe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float" office:value="0" calcext:value-type="float">
            <text:p>0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C:\PortableApps\SQLiteStudio\SQLiteStudio.exe" calcext:value-type="string">
            <text:p>C:\PortableApps\SQLiteStudio\SQLiteStudio.exe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C:\ProgrammeApps\python3\python.exe" calcext:value-type="string">
            <text:p>C:\ProgrammeApps\python3\python.exe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0">
          <table:table-cell table:number-columns-repeated="19"/>
        </table:table-row>
        <table:table-row table:style-name="ro3">
          <table:table-cell table:number-columns-repeated="19"/>
        </table:table-row>
      </table:table>
      <table:table table:name="CMDLINE" table:style-name="ta2">
        <table:table-column table:style-name="co11" table:number-columns-repeated="2" table:default-cell-style-name="ce61"/>
        <table:table-column table:style-name="co30" table:default-cell-style-name="ce61"/>
        <table:table-column table:style-name="co31" table:default-cell-style-name="ce61"/>
        <table:table-column table:style-name="co11" table:number-columns-repeated="16380" table:default-cell-style-name="ce61"/>
        <table:table-row table:style-name="ro19">
          <table:table-cell table:style-name="ce11"/>
          <table:table-cell table:style-name="ce11" office:value-type="string" calcext:value-type="string">
            <text:p>COMMAND LINE</text:p>
          </table:table-cell>
          <table:table-cell table:style-name="ce11" table:number-columns-repeated="15"/>
          <table:table-cell table:number-columns-repeated="16367"/>
        </table:table-row>
        <table:table-row table:style-name="ro3" table:number-rows-repeated="2">
          <table:table-cell table:style-name="ce13" table:number-columns-repeated="17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 Name</text:p>
          </table:table-cell>
          <table:table-cell table:style-name="ce13" office:value-type="string" calcext:value-type="string">
            <text:p>Command line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table:style-name="ce13" office:value-type="string" calcext:value-type="string">
            <text:p>PROGRAM</text:p>
          </table:table-cell>
          <table:table-cell table:style-name="ce13" office:value-type="string" calcext:value-type="string">
            <text:p>ARG(1) &amp; ARG(1) &amp; <text:s/>…… <text:s/>ARG(n) </text:p>
          </table:table-cell>
          <table:table-cell table:style-name="ce13" table:number-columns-repeated="13"/>
          <table:table-cell table:number-columns-repeated="16367"/>
        </table:table-row>
        <table:table-row table:style-name="ro3">
          <table:table-cell table:style-name="ce13" table:number-columns-repeated="2"/>
          <table:table-cell office:value-type="string" calcext:value-type="string">
            <text:p>SCRAPE_LIST_ROM_IMAGE_XML.py</text:p>
          </table:table-cell>
          <table:table-cell table:formula="of:=+[$'ROMS-Cockpit'.C15] &amp; &quot; &quot; &amp;[$'ROMS-Cockpit'.C46]" office:value-type="string" office:string-value="10010011X 100000000010000000000000001X" calcext:value-type="string">
            <text:p>10010011X 100000000010000000000000001X</text:p>
          </table:table-cell>
          <table:table-cell table:style-name="ce13" table:number-columns-repeated="13"/>
          <table:table-cell table:number-columns-repeated="16367"/>
        </table:table-row>
        <table:table-row table:style-name="ro3" table:number-rows-repeated="12">
          <table:table-cell table:style-name="ce13" table:number-columns-repeated="2"/>
          <table:table-cell table:number-columns-repeated="2"/>
          <table:table-cell table:style-name="ce13" table:number-columns-repeated="13"/>
          <table:table-cell table:number-columns-repeated="16367"/>
        </table:table-row>
        <table:table-row table:style-name="ro3" table:number-rows-repeated="27">
          <table:table-cell table:style-name="ce13" table:number-columns-repeated="17"/>
          <table:table-cell table:number-columns-repeated="16367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>
        <table:named-range table:name="COMANDLINE01" table:base-cell-address="$'ROMS-Cockpit'.$C$23" table:cell-range-address="$'ROMS-Cockpit'.$C$15"/>
        <table:named-range table:name="COMANDLINE02" table:base-cell-address="$'ROMS-Cockpit'.$E$59" table:cell-range-address="$'ROMS-Cockpit'.$C$46"/>
        <table:named-range table:name="rngCOMMANDLINES" table:base-cell-address="$'ROMS-Cockpit'.$AB$6" table:cell-range-address="$CMDLINE.$C$6:.$D$18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family-asian="'Noto Sans CJK SC'" style:font-family-generic-asian="system" style:font-pitch-asian="variable" style:font-size-asian="10pt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29">00.00.0000</text:date>, <text:time style:data-style-name="N2" text:time-value="12:01:20.3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09:35:15.056000000</meta:creation-date>
    <meta:generator>LibreOffice/24.2.2.2$Windows_X86_64 LibreOffice_project/d56cc158d8a96260b836f100ef4b4ef25d6f1a01</meta:generator>
    <dc:date>2024-04-29T13:33:28.810000000</dc:date>
    <meta:editing-duration>P1DT21H59M42S</meta:editing-duration>
    <meta:editing-cycles>46</meta:editing-cycles>
    <meta:document-statistic meta:table-count="4" meta:cell-count="194" meta:object-count="3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